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middle" draw:auto-grow-height="false" fo:min-height="2.608cm" fo:min-width="7.437cm"/>
      <style:paragraph-properties style:writing-mode="lr-tb"/>
    </style:style>
    <style:style style:name="gr2" style:family="graphic" style:parent-style-name="standard">
      <style:graphic-properties draw:fill-color="#ffe994" draw:textarea-horizontal-align="justify" draw:textarea-vertical-align="middle" draw:auto-grow-height="false" fo:min-height="2.609cm" fo:min-width="3.152cm"/>
      <style:paragraph-properties style:writing-mode="lr-tb"/>
    </style:style>
    <style:style style:name="gr3" style:family="graphic" style:parent-style-name="standard">
      <style:graphic-properties draw:fill-color="#ffe994" draw:textarea-horizontal-align="justify" draw:textarea-vertical-align="middle" draw:auto-grow-height="false" fo:min-height="2.766cm" fo:min-width="2.994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3.242cm" fo:min-width="5.532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3.242cm" fo:min-width="5.85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3.243cm" fo:min-width="7.12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37cm" svg:height="2.858cm" svg:x="2.588cm" svg:y="1.317cm">
          <text:p text:style-name="P1">My app/ installation/ whatever needs data from a micro-controller!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02cm" svg:height="5.715cm" svg:x="3.222cm" svg:y="6.08cm">
          <text:p text:style-name="P1">Micro-controller connected to a comput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6.986cm" svg:height="6.032cm" svg:x="3.539cm" svg:y="14.653cm">
          <text:p text:style-name="P1">Does the data change quickl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6.032cm" svg:height="3.492cm" svg:x="13.7cm" svg:y="7.35cm">
          <text:p text:style-name="P1">Use Serial connection with whatever format for sending/reading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207cm" svg:y1="8.937cm" svg:x2="13.7cm" svg:y2="8.937cm">
          <text:p text:style-name="P1">Yes</text:p>
        </draw:line>
        <draw:line draw:style-name="gr6" draw:text-style-name="P5" draw:layer="layout" svg:x1="6.885cm" svg:y1="4.002cm" svg:x2="6.819cm" svg:y2="6.372cm">
          <text:p/>
        </draw:line>
        <draw:line draw:style-name="gr7" draw:text-style-name="P5" draw:layer="layout" svg:x1="6.932cm" svg:y1="11.595cm" svg:x2="6.932cm" svg:y2="15.087cm">
          <text:p text:style-name="P1">No</text:p>
        </draw:line>
        <draw:line draw:style-name="gr8" draw:text-style-name="P5" draw:layer="layout" svg:x1="10.525cm" svg:y1="17.827cm" svg:x2="13.382cm" svg:y2="17.827cm">
          <text:p text:style-name="P1">No</text:p>
        </draw:line>
        <draw:custom-shape draw:style-name="gr9" draw:text-style-name="P4" draw:layer="layout" svg:width="6.35cm" svg:height="3.492cm" svg:x="13.382cm" svg:y="15.605cm">
          <text:p text:style-name="P1">Web server on the micro-controller over the network for sending/reading 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62cm" svg:height="3.493cm" svg:x="3.857cm" svg:y="24.177cm">
          <text:p text:style-name="P1">Web sockets/ OSC/ MQTT for sending/reading over network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7.032cm" svg:y1="20.685cm" svg:x2="7.032cm" svg:y2="24.495cm">
          <text:p text:style-name="P1">Yes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20:16:24.413477597</meta:creation-date>
    <dc:date>2025-06-10T20:27:05.725920245</dc:date>
    <meta:editing-duration>PT10M41S</meta:editing-duration>
    <meta:editing-cycles>1</meta:editing-cycles>
    <meta:generator>LibreOffice/7.4.2.3$MacOSX_AARCH64 LibreOffice_project/382eef1f22670f7f4118c8c2dd222ec7ad009daf</meta:generator>
    <meta:document-statistic meta:object-count="11"/>
  </office:meta>
</office:document-meta>
</file>